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880000057CD19F095E0355DCD3.png" manifest:media-type="image/png"/>
  <manifest:file-entry manifest:full-path="Pictures/10000001000002200000017AE8CF2FED02FC4E7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automatic-styles>
    <style:style style:name="Tabla3" style:family="table">
      <style:table-properties style:width="18.002cm" fo:break-before="page" table:align="margins"/>
    </style:style>
    <style:style style:name="Tabla3.A" style:family="table-column">
      <style:table-column-properties style:column-width="6.055cm" style:rel-column-width="22041*"/>
    </style:style>
    <style:style style:name="Tabla3.B" style:family="table-column">
      <style:table-column-properties style:column-width="11.947cm" style:rel-column-width="43494*"/>
    </style:style>
    <style:style style:name="Tabla3.1" style:family="table-row">
      <style:table-row-properties style:min-row-height="0.596cm"/>
    </style:style>
    <style:style style:name="Tabla3.A1" style:family="table-cell">
      <style:table-cell-properties style:vertical-align="bottom" fo:background-color="transparent" fo:padding-left="0.4cm" fo:padding-right="0.101cm" fo:padding-top="0.101cm" fo:padding-bottom="0.101cm" fo:border="none">
        <style:background-image/>
      </style:table-cell-properties>
    </style:style>
    <style:style style:name="Tabla3.B1" style:family="table-cell">
      <style:table-cell-properties fo:background-color="transparent" fo:padding-left="0.101cm" fo:padding-right="0cm" fo:padding-top="0cm" fo:padding-bottom="0cm" fo:border="none">
        <style:background-image/>
      </style:table-cell-properties>
    </style:style>
    <style:style style:name="Tabla3.2" style:family="table-row">
      <style:table-row-properties style:min-row-height="2.293cm"/>
    </style:style>
    <style:style style:name="Tabla3.B2" style:family="table-cell">
      <style:table-cell-properties style:vertical-align="bottom" fo:background-color="transparent" fo:padding="0cm" fo:border="none">
        <style:background-image/>
      </style:table-cell-properties>
    </style:style>
    <style:style style:name="Tabla2" style:family="table">
      <style:table-properties style:width="11.601cm" table:align="left"/>
    </style:style>
    <style:style style:name="Tabla2.A" style:family="table-column">
      <style:table-column-properties style:column-width="3.508cm"/>
    </style:style>
    <style:style style:name="Tabla2.B" style:family="table-column">
      <style:table-column-properties style:column-width="3.221cm"/>
    </style:style>
    <style:style style:name="Tabla2.C" style:family="table-column">
      <style:table-column-properties style:column-width="2.267cm"/>
    </style:style>
    <style:style style:name="Tabla2.D" style:family="table-column">
      <style:table-column-properties style:column-width="2.605cm"/>
    </style:style>
    <style:style style:name="Tabla2.1" style:family="table-row">
      <style:table-row-properties style:min-row-height="1.302cm"/>
    </style:style>
    <style:style style:name="Tabla2.A1" style:family="table-cell">
      <style:table-cell-properties style:vertical-align="middle" fo:background-color="#00aeef" fo:padding-left="0.101cm" fo:padding-right="0.101cm" fo:padding-top="0.199cm" fo:padding-bottom="0.199cm" fo:border-left="1.5pt solid #00aeef" fo:border-right="none" fo:border-top="1.5pt solid #00aeef" fo:border-bottom="1.5pt solid #00aeef">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00aeef" fo:border-bottom="1.5pt solid #00aeef"/>
    </style:style>
    <style:style style:name="Tabla2.C1" style:family="table-cell">
      <style:table-cell-properties style:vertical-align="middle" fo:padding-left="0.101cm" fo:padding-right="0.101cm" fo:padding-top="0.199cm" fo:padding-bottom="0.199cm" fo:border-left="none" fo:border-right="none" fo:border-top="1.5pt solid #00aeef" fo:border-bottom="1.5pt solid #00aeef"/>
    </style:style>
    <style:style style:name="Tabla2.D1" style:family="table-cell">
      <style:table-cell-properties style:vertical-align="middle" fo:padding-left="0.101cm" fo:padding-right="0.101cm" fo:padding-top="0.199cm" fo:padding-bottom="0.199cm" fo:border-left="none" fo:border-right="1.5pt solid #00aeef" fo:border-top="1.5pt solid #00aeef" fo:border-bottom="1.5pt solid #00aeef"/>
    </style:style>
    <style:style style:name="Tabla2" style:family="table">
      <style:table-properties style:width="11.601cm" table:align="left"/>
    </style:style>
    <style:style style:name="Tabla2.A" style:family="table-column">
      <style:table-column-properties style:column-width="3.508cm"/>
    </style:style>
    <style:style style:name="Tabla2.B" style:family="table-column">
      <style:table-column-properties style:column-width="3.221cm"/>
    </style:style>
    <style:style style:name="Tabla2.C" style:family="table-column">
      <style:table-column-properties style:column-width="2.267cm"/>
    </style:style>
    <style:style style:name="Tabla2.D" style:family="table-column">
      <style:table-column-properties style:column-width="2.605cm"/>
    </style:style>
    <style:style style:name="Tabla2.1" style:family="table-row">
      <style:table-row-properties style:min-row-height="1.302cm"/>
    </style:style>
    <style:style style:name="Tabla2.A1" style:family="table-cell">
      <style:table-cell-properties style:vertical-align="middle" fo:background-color="#00aeef" fo:padding-left="0.101cm" fo:padding-right="0.101cm" fo:padding-top="0.199cm" fo:padding-bottom="0.199cm" fo:border-left="1.5pt solid #00aeef" fo:border-right="none" fo:border-top="1.5pt solid #00aeef" fo:border-bottom="1.5pt solid #00aeef">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00aeef" fo:border-bottom="1.5pt solid #00aeef"/>
    </style:style>
    <style:style style:name="Tabla2.C1" style:family="table-cell">
      <style:table-cell-properties style:vertical-align="middle" fo:padding-left="0.101cm" fo:padding-right="0.101cm" fo:padding-top="0.199cm" fo:padding-bottom="0.199cm" fo:border-left="none" fo:border-right="none" fo:border-top="1.5pt solid #00aeef" fo:border-bottom="1.5pt solid #00aeef"/>
    </style:style>
    <style:style style:name="Tabla2.D1" style:family="table-cell">
      <style:table-cell-properties style:vertical-align="middle" fo:padding-left="0.101cm" fo:padding-right="0.101cm" fo:padding-top="0.199cm" fo:padding-bottom="0.199cm" fo:border-left="none" fo:border-right="1.5pt solid #00aeef" fo:border-top="1.5pt solid #00aeef" fo:border-bottom="1.5pt solid #00aeef"/>
    </style:style>
    <style:style style:name="Tabla1" style:family="table">
      <style:table-properties style:width="18.002cm" table:align="margins"/>
    </style:style>
    <style:style style:name="Tabla1.A" style:family="table-column">
      <style:table-column-properties style:column-width="0.669cm" style:rel-column-width="2433*"/>
    </style:style>
    <style:style style:name="Tabla1.B" style:family="table-column">
      <style:table-column-properties style:column-width="4.63cm" style:rel-column-width="16858*"/>
    </style:style>
    <style:style style:name="Tabla1.C" style:family="table-column">
      <style:table-column-properties style:column-width="1.797cm" style:rel-column-width="6546*"/>
    </style:style>
    <style:style style:name="Tabla1.D" style:family="table-column">
      <style:table-column-properties style:column-width="1.051cm" style:rel-column-width="3826*"/>
    </style:style>
    <style:style style:name="Tabla1.E" style:family="table-column">
      <style:table-column-properties style:column-width="2.171cm" style:rel-column-width="7902*"/>
    </style:style>
    <style:style style:name="Tabla1.F" style:family="table-column">
      <style:table-column-properties style:column-width="2.194cm" style:rel-column-width="7988*"/>
    </style:style>
    <style:style style:name="Tabla1.G" style:family="table-column">
      <style:table-column-properties style:column-width="2.842cm" style:rel-column-width="10342*"/>
    </style:style>
    <style:style style:name="Tabla1.H" style:family="table-column">
      <style:table-column-properties style:column-width="2.648cm" style:rel-column-width="9640*"/>
    </style:style>
    <style:style style:name="Tabla1.1" style:family="table-row">
      <style:table-row-properties style:min-row-height="0.794cm"/>
    </style:style>
    <style:style style:name="Tabla1.A1" style:family="table-cell">
      <style:table-cell-properties style:vertical-align="middle" fo:background-color="#00aeef" fo:padding="0.097cm" fo:border-left="0.05pt solid #b2b2b2" fo:border-right="none" fo:border-top="none" fo:border-bottom="none">
        <style:background-image/>
      </style:table-cell-properties>
    </style:style>
    <style:style style:name="Tabla1.B1" style:family="table-cell">
      <style:table-cell-properties style:vertical-align="middle" fo:background-color="#00aeef" fo:padding="0cm" fo:border="none">
        <style:background-image/>
      </style:table-cell-properties>
    </style:style>
    <style:style style:name="Tabla1.A2" style:family="table-cell">
      <style:table-cell-properties style:vertical-align="middle" fo:padding="0.097cm" fo:border="none"/>
    </style:style>
    <style:style style:name="Tabla1.A3" style:family="table-cell">
      <style:table-cell-properties style:vertical-align="middle" fo:background-color="#ecedee" fo:padding="0.097cm" fo:border-left="none" fo:border-right="none" fo:border-top="none" fo:border-bottom="0.05pt solid #b2b2b2">
        <style:background-image/>
      </style:table-cell-properties>
    </style:style>
    <style:style style:name="Tabla1.B3" style:family="table-cell">
      <style:table-cell-properties style:vertical-align="middle" fo:padding="0.097cm" fo:border-left="none" fo:border-right="none" fo:border-top="none" fo:border-bottom="0.05pt solid #b2b2b2"/>
    </style:style>
    <style:style style:name="Tabla1.C3" style:family="table-cell">
      <style:table-cell-properties style:vertical-align="middle" fo:padding="0.097cm" fo:border-left="none" fo:border-right="none" fo:border-top="none" fo:border-bottom="0.05pt solid #b2b2b2"/>
    </style:style>
    <style:style style:name="Tabla1.E3" style:family="table-cell">
      <style:table-cell-properties style:vertical-align="middle" fo:padding="0.097cm" fo:border-left="none" fo:border-right="none" fo:border-top="none" fo:border-bottom="0.05pt solid #b2b2b2"/>
    </style:style>
    <style:style style:name="Tabla1.G3" style:family="table-cell">
      <style:table-cell-properties style:vertical-align="middle" fo:padding="0.097cm" fo:border-left="none" fo:border-right="none" fo:border-top="none" fo:border-bottom="0.05pt solid #b2b2b2"/>
    </style:style>
    <style:style style:name="Tabla1.A4" style:family="table-cell">
      <style:table-cell-properties style:vertical-align="middle" fo:padding="0.097cm" fo:border="none"/>
    </style:style>
    <style:style style:name="Tabla1.A5" style:family="table-cell">
      <style:table-cell-properties style:vertical-align="" fo:padding-left="0.4cm" fo:padding-right="0cm" fo:padding-top="0.3cm" fo:padding-bottom="0cm" fo:border="none"/>
    </style:style>
    <style:style style:name="Tabla1.F5" style:family="table-cell">
      <style:table-cell-properties style:vertical-align="middle" fo:padding="0cm" fo:border="none"/>
    </style:style>
    <style:style style:name="Tabla1.H5" style:family="table-cell">
      <style:table-cell-properties style:vertical-align="middle" fo:padding="0cm" fo:border="none"/>
    </style:style>
    <style:style style:name="Tabla1.A6" style:family="table-cell">
      <style:table-cell-properties style:vertical-align="" fo:padding-left="0.4cm" fo:padding-right="0cm" fo:padding-top="0.3cm" fo:padding-bottom="0cm" fo:border="none"/>
    </style:style>
    <style:style style:name="Tabla1.F6" style:family="table-cell">
      <style:table-cell-properties style:vertical-align="middle" fo:padding="0.097cm" fo:border="none"/>
    </style:style>
    <style:style style:name="Tabla1.H6" style:family="table-cell">
      <style:table-cell-properties style:vertical-align="middle" fo:padding="0.097cm" fo:border="none"/>
    </style:style>
    <style:style style:name="Tabla1.7" style:family="table-row">
      <style:table-row-properties style:min-row-height="0.891cm"/>
    </style:style>
    <style:style style:name="Tabla1.A7" style:family="table-cell">
      <style:table-cell-properties style:vertical-align="" fo:padding-left="0.4cm" fo:padding-right="0cm" fo:padding-top="0.3cm" fo:padding-bottom="0cm" fo:border="none"/>
    </style:style>
    <style:style style:name="Tabla1.F7" style:family="table-cell">
      <style:table-cell-properties style:vertical-align="middle" fo:background-color="#00aeef" fo:padding="0.097cm" fo:border-left="none" fo:border-right="none" fo:border-top="none" fo:border-bottom="0.05pt solid #b2b2b2">
        <style:background-image/>
      </style:table-cell-properties>
    </style:style>
    <style:style style:name="Tabla1.8" style:family="table-row">
      <style:table-row-properties style:min-row-height="0.676cm"/>
    </style:style>
    <style:style style:name="Tabla1.A8" style:family="table-cell">
      <style:table-cell-properties style:vertical-align="middle" fo:background-color="transparent" fo:padding="0cm" fo:border="none">
        <style:background-image/>
      </style:table-cell-properties>
    </style:style>
    <style:style style:name="Tabla1.F8" style:family="table-cell">
      <style:table-cell-properties style:vertical-align="middle" fo:background-color="transparent" fo:padding="0.097cm" fo:border-left="none" fo:border-right="none" fo:border-top="none" fo:border-bottom="0.05pt solid #b2b2b2">
        <style:background-image/>
      </style:table-cell-properties>
    </style:style>
    <style:style style:name="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Table_20_Contents">
      <style:paragraph-properties fo:text-align="start" style:justify-single-word="false"/>
      <style:text-properties fo:color="#333333" loext:opacity="100%" style:font-name="Roboto Light" fo:font-size="8pt" officeooo:rsid="00e60cdf" officeooo:paragraph-rsid="014beed4" style:font-size-asian="8pt" style:font-size-complex="8pt"/>
    </style:style>
    <style:style style:name="P3" style:family="paragraph" style:parent-style-name="Table_20_Contents">
      <style:paragraph-properties fo:text-align="start" style:justify-single-word="false"/>
      <style:text-properties fo:color="#333333" loext:opacity="100%" style:font-name="Roboto Light" fo:font-size="8pt" style:text-underline-style="none" fo:font-weight="bold" officeooo:rsid="0021ecd2" officeooo:paragraph-rsid="00d9b487" style:font-size-asian="8pt" style:font-weight-asian="bold" style:font-size-complex="8pt" style:font-weight-complex="bold"/>
    </style:style>
    <style:style style:name="P4" style:family="paragraph" style:parent-style-name="Table_20_Contents">
      <style:paragraph-properties fo:text-align="start" style:justify-single-word="false"/>
      <style:text-properties fo:color="#333333" loext:opacity="100%" style:font-name="Roboto Light" fo:font-size="8pt" style:text-underline-style="none" fo:font-weight="normal" officeooo:rsid="002f9037" officeooo:paragraph-rsid="014beed4" style:font-size-asian="8pt" style:font-weight-asian="normal" style:font-size-complex="8pt" style:font-weight-complex="normal"/>
    </style:style>
    <style:style style:name="P5"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6"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7" style:family="paragraph" style:parent-style-name="Table_20_Contents">
      <style:paragraph-properties fo:text-align="center" style:justify-single-word="false"/>
      <style:text-properties fo:color="#333333" loext:opacity="100%" style:font-name="Roboto regular" fo:font-size="7pt" officeooo:rsid="001812ca" officeooo:paragraph-rsid="00c6926d" style:font-size-asian="7pt" style:font-size-complex="7pt"/>
    </style:style>
    <style:style style:name="P8" style:family="paragraph" style:parent-style-name="Table_20_Contents">
      <style:paragraph-properties fo:text-align="end" style:justify-single-word="false"/>
      <style:text-properties fo:color="#333333" loext:opacity="100%" style:font-name="Roboto regular" fo:font-size="7pt" officeooo:rsid="006ef9c9" officeooo:paragraph-rsid="00c6926d" style:font-size-asian="7pt" style:font-size-complex="7pt"/>
    </style:style>
    <style:style style:name="P9"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390238" fo:background-color="transparent" style:font-size-asian="10pt" style:font-size-complex="10pt"/>
    </style:style>
    <style:style style:name="P10" style:family="paragraph" style:parent-style-name="Table_20_Contents">
      <style:paragraph-properties fo:text-align="end" style:justify-single-word="false"/>
      <style:text-properties fo:color="#333333" loext:opacity="100%" style:font-name="Roboto regular" fo:font-size="9pt" officeooo:rsid="0052b304" officeooo:paragraph-rsid="00c69442" style:font-size-asian="9pt" style:font-size-complex="9pt"/>
    </style:style>
    <style:style style:name="P11" style:family="paragraph" style:parent-style-name="Standard">
      <style:paragraph-properties fo:text-align="center" style:justify-single-word="false"/>
      <style:text-properties fo:color="#333333" loext:opacity="100%" style:font-name="Roboto" fo:font-size="9pt" fo:font-style="italic" style:text-underline-style="none" fo:font-weight="bold" officeooo:rsid="002db3dd" officeooo:paragraph-rsid="0163be14" style:font-size-asian="9pt" style:font-style-asian="italic" style:font-weight-asian="bold" style:font-size-complex="9pt" style:font-style-complex="italic" style:font-weight-complex="bold"/>
    </style:style>
    <style:style style:name="P12" style:family="paragraph" style:parent-style-name="Table_20_Contents">
      <style:paragraph-properties fo:text-align="start" style:justify-single-word="false"/>
      <style:text-properties fo:color="#333333" loext:opacity="100%" style:font-name="Roboto" fo:font-size="9pt" style:text-underline-style="none" fo:font-weight="bold" officeooo:rsid="00390238" officeooo:paragraph-rsid="00c6926d" fo:background-color="transparent" style:font-size-asian="9pt" style:font-weight-asian="bold" style:font-size-complex="9pt" style:font-weight-complex="bold"/>
    </style:style>
    <style:style style:name="P13" style:family="paragraph" style:parent-style-name="Table_20_Contents">
      <style:paragraph-properties fo:text-align="justify" style:justify-single-word="false"/>
      <style:text-properties fo:color="#333333" loext:opacity="100%" style:font-name="Roboto Medium" fo:font-size="8pt" fo:font-weight="normal" officeooo:rsid="00e6bb46" officeooo:paragraph-rsid="0142b8aa" style:font-size-asian="8pt" style:font-weight-asian="normal" style:font-size-complex="8pt" style:font-weight-complex="normal"/>
    </style:style>
    <style:style style:name="P14"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P15"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P16" style:family="paragraph" style:parent-style-name="Standard">
      <style:paragraph-properties fo:text-align="start" style:justify-single-word="false"/>
      <style:text-properties fo:color="#000000" loext:opacity="100%" style:font-name="Roboto Light" fo:font-size="8pt" style:text-underline-style="none" fo:font-weight="normal" officeooo:rsid="00facae0" officeooo:paragraph-rsid="014242d3" style:font-size-asian="8pt" style:font-weight-asian="normal" style:font-size-complex="8pt" style:font-weight-complex="normal"/>
    </style:style>
    <style:style style:name="P17" style:family="paragraph" style:parent-style-name="Table_20_Contents">
      <style:paragraph-properties fo:text-align="start" style:justify-single-word="false"/>
      <style:text-properties fo:color="#000000" loext:opacity="100%" style:font-name="Roboto Light" fo:font-size="8pt" style:text-underline-style="none" fo:font-weight="bold" officeooo:rsid="00facae0" officeooo:paragraph-rsid="00d4ab50" style:font-size-asian="8pt" style:font-weight-asian="bold" style:font-size-complex="8pt" style:font-weight-complex="bold"/>
    </style:style>
    <style:style style:name="P18" style:family="paragraph" style:parent-style-name="Table_20_Contents">
      <style:paragraph-properties fo:text-align="start" style:justify-single-word="false"/>
      <style:text-properties fo:color="#000000" loext:opacity="100%" style:font-name="Roboto Light" fo:font-size="8pt" fo:font-weight="bold" officeooo:rsid="00d912b0" officeooo:paragraph-rsid="014242d3" style:font-size-asian="7pt" style:font-weight-asian="bold" style:font-size-complex="8pt" style:font-weight-complex="bold"/>
    </style:style>
    <style:style style:name="P19" style:family="paragraph" style:parent-style-name="Table_20_Contents">
      <style:paragraph-properties fo:text-align="start" style:justify-single-word="false"/>
      <style:text-properties fo:color="#000000" loext:opacity="100%" style:font-name="Roboto Light" fo:font-size="8pt" officeooo:paragraph-rsid="00d4ab50" style:font-size-asian="8pt" style:font-size-complex="8pt"/>
    </style:style>
    <style:style style:name="P20" style:family="paragraph" style:parent-style-name="Table_20_Contents">
      <style:paragraph-properties fo:text-align="justify" style:justify-single-word="false"/>
      <style:text-properties fo:color="#000000" loext:opacity="100%" style:font-name="Roboto Medium" fo:font-size="8pt" fo:font-weight="normal" officeooo:rsid="00e6bb46" officeooo:paragraph-rsid="0142b8aa" style:font-size-asian="8pt" style:font-weight-asian="normal" style:font-size-complex="8pt" style:font-weight-complex="normal"/>
    </style:style>
    <style:style style:name="P21" style:family="paragraph" style:parent-style-name="Footer">
      <style:paragraph-properties fo:text-align="end" style:justify-single-word="false"/>
      <style:text-properties officeooo:paragraph-rsid="01885362"/>
    </style:style>
    <style:style style:name="P22" style:family="paragraph" style:parent-style-name="Standard">
      <style:paragraph-properties fo:text-align="start" style:justify-single-word="false"/>
      <style:text-properties officeooo:paragraph-rsid="01885362"/>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start" style:justify-single-word="false"/>
      <style:text-properties officeooo:paragraph-rsid="00d4ab50"/>
    </style:style>
    <style:style style:name="P25" style:family="paragraph" style:parent-style-name="Table_20_Contents">
      <style:paragraph-properties fo:text-align="start" style:justify-single-word="false"/>
      <style:text-properties officeooo:paragraph-rsid="014242d3"/>
    </style:style>
    <style:style style:name="P26" style:family="paragraph" style:parent-style-name="Table_20_Contents">
      <style:paragraph-properties fo:text-align="start" style:justify-single-word="false"/>
      <style:text-properties officeooo:paragraph-rsid="00d9b487"/>
    </style:style>
    <style:style style:name="P27" style:family="paragraph" style:parent-style-name="Table_20_Contents">
      <style:paragraph-properties fo:text-align="start" style:justify-single-word="false"/>
      <style:text-properties officeooo:paragraph-rsid="014beed4"/>
    </style:style>
    <style:style style:name="P28"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P29" style:family="paragraph" style:parent-style-name="Standard">
      <style:paragraph-properties fo:text-align="justify" style:justify-single-word="false"/>
      <style:text-properties officeooo:paragraph-rsid="013c5388"/>
    </style:style>
    <style:style style:name="P30"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officeooo:paragraph-rsid="0036b5e1"/>
    </style:style>
    <style:style style:name="P31"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0cf41b0"/>
    </style:style>
    <style:style style:name="P32"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1135a6d"/>
    </style:style>
    <style:style style:name="P33" style:family="paragraph" style:parent-style-name="Standard">
      <style:paragraph-properties fo:text-align="center" style:justify-single-word="false"/>
      <style:text-properties fo:color="#ffffff" loext:opacity="100%" style:font-name="Roboto" fo:font-size="9pt" fo:font-weight="bold" style:font-size-asian="9pt" style:font-weight-asian="bold" style:font-size-complex="9pt" style:font-weight-complex="bold"/>
    </style:style>
    <style:style style:name="P34" style:family="paragraph" style:parent-style-name="Table_20_Contents">
      <style:paragraph-properties fo:text-align="end" style:justify-single-word="false"/>
      <style:text-properties fo:color="#ffffff" loext:opacity="100%" style:font-name="Roboto" fo:font-size="9pt" fo:font-weight="bold" officeooo:rsid="0052b304" officeooo:paragraph-rsid="00c6926d" style:font-size-asian="9pt" style:font-weight-asian="bold" style:font-size-complex="9pt" style:font-weight-complex="bold"/>
    </style:style>
    <style:style style:name="P35" style:family="paragraph" style:parent-style-name="Table_20_Contents">
      <style:paragraph-properties fo:text-align="end" style:justify-single-word="false"/>
      <style:text-properties fo:color="#ffffff" loext:opacity="100%" style:font-name="Roboto" fo:font-size="9pt" officeooo:rsid="0052b304" officeooo:paragraph-rsid="00c69442" style:font-size-asian="9pt" style:font-size-complex="9pt"/>
    </style:style>
    <style:style style:name="P36" style:family="paragraph" style:parent-style-name="Table_20_Contents">
      <style:paragraph-properties fo:text-align="start" style:justify-single-word="false"/>
      <style:text-properties fo:color="#ffffff" loext:opacity="100%" style:font-name="Roboto Medium" fo:font-size="8pt" style:text-underline-style="none" fo:font-weight="normal" officeooo:rsid="002f9037" officeooo:paragraph-rsid="0142b8aa" style:font-size-asian="8pt" style:font-weight-asian="normal" style:font-size-complex="8pt" style:font-weight-complex="normal"/>
    </style:style>
    <style:style style:name="P37" style:family="paragraph" style:parent-style-name="Table_20_Contents">
      <style:paragraph-properties fo:text-align="justify" style:justify-single-word="false"/>
      <style:text-properties fo:color="#ffffff" loext:opacity="100%" style:font-name="Roboto Medium" fo:font-size="8pt" fo:font-weight="normal" officeooo:rsid="00e6bb46" officeooo:paragraph-rsid="0142b8aa" style:font-size-asian="8pt" style:font-weight-asian="normal" style:font-size-complex="8pt" style:font-weight-complex="normal"/>
    </style:style>
    <style:style style:name="P38" style:family="paragraph" style:parent-style-name="Frame_20_contents">
      <loext:graphic-properties draw:fill="none"/>
      <style:paragraph-properties fo:margin-left="0.499cm" fo:margin-right="0cm" fo:text-align="justify" style:justify-single-word="false" fo:text-indent="0cm" style:auto-text-indent="false" fo:background-color="transparent"/>
      <style:text-properties fo:color="#ffffff" loext:opacity="100%" officeooo:paragraph-rsid="012ad5df"/>
    </style:style>
    <style:style style:name="P39" style:family="paragraph" style:parent-style-name="Standard">
      <style:paragraph-properties fo:text-align="justify" style:justify-single-word="false"/>
      <style:text-properties fo:font-size="10pt" fo:font-weight="bold" officeooo:paragraph-rsid="013c5388" style:font-size-asian="10pt" style:font-weight-asian="bold" style:font-size-complex="10pt" style:font-weight-complex="bold"/>
    </style:style>
    <style:style style:name="P40" style:family="paragraph" style:parent-style-name="Table_20_Contents">
      <style:paragraph-properties fo:text-align="end" style:justify-single-word="false"/>
      <style:text-properties fo:font-size="10pt" fo:font-weight="bold" officeooo:rsid="014beed4" officeooo:paragraph-rsid="014beed4"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font-size="10pt" officeooo:rsid="001812ca" officeooo:paragraph-rsid="0036b5e1" style:font-size-asian="10pt" style:font-size-complex="10pt"/>
    </style:style>
    <style:style style:name="P42" style:family="paragraph" style:parent-style-name="Standard">
      <style:paragraph-properties fo:text-align="start" style:justify-single-word="false"/>
      <style:text-properties fo:color="#1c1c1c" loext:opacity="100%" style:font-name="Roboto regular" fo:font-size="9pt" style:text-underline-style="none" fo:font-weight="normal" officeooo:rsid="002f9037" officeooo:paragraph-rsid="013c5388" style:font-size-asian="9pt" style:font-weight-asian="normal" style:font-size-complex="9pt" style:font-weight-complex="normal"/>
    </style:style>
    <style:style style:name="P43"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regular" fo:font-size="9pt" style:text-underline-style="none" fo:font-weight="normal" officeooo:rsid="01322ced" officeooo:paragraph-rsid="01187e65" fo:background-color="#ffffff" style:font-size-asian="9pt" style:font-weight-asian="normal" style:font-size-complex="9pt" style:font-weight-complex="normal"/>
    </style:style>
    <style:style style:name="P44" style:family="paragraph" style:parent-style-name="Table_20_Contents">
      <style:paragraph-properties fo:text-align="end" style:justify-single-word="false"/>
      <style:text-properties fo:color="#1c1c1c" loext:opacity="100%" style:font-name="Roboto regular" fo:font-size="9pt" fo:font-weight="bold" officeooo:rsid="0052b304" officeooo:paragraph-rsid="00c6926d" style:font-size-asian="9pt" style:font-weight-asian="bold" style:font-size-complex="9pt" style:font-weight-complex="bold"/>
    </style:style>
    <style:style style:name="P45" style:family="paragraph" style:parent-style-name="Table_20_Contents">
      <style:paragraph-properties fo:text-align="end" style:justify-single-word="false"/>
      <style:text-properties fo:color="#1c1c1c" loext:opacity="100%" style:font-name="Roboto regular" fo:font-size="7pt" officeooo:rsid="006ef9c9" officeooo:paragraph-rsid="013d203e" style:font-size-asian="7pt" style:font-size-complex="7pt"/>
    </style:style>
    <style:style style:name="P46" style:family="paragraph" style:parent-style-name="Standard">
      <style:paragraph-properties fo:text-align="justify" style:justify-single-word="false"/>
      <style:text-properties fo:color="#1c1c1c" loext:opacity="100%" style:font-name="Roboto Medium" fo:font-size="8pt" style:text-underline-style="none" fo:font-weight="normal" officeooo:rsid="002db3dd" officeooo:paragraph-rsid="0142b8aa" style:font-size-asian="8pt" style:font-weight-asian="normal" style:font-size-complex="8pt" style:font-weight-complex="normal"/>
    </style:style>
    <style:style style:name="P47" style:family="paragraph" style:parent-style-name="Table_20_Contents">
      <style:paragraph-properties fo:text-align="start" style:justify-single-word="false"/>
      <style:text-properties fo:color="#1c1c1c" loext:opacity="100%" style:font-name="Roboto Medium" fo:font-size="8pt" style:text-underline-style="none" fo:font-weight="normal" officeooo:rsid="002f9037" officeooo:paragraph-rsid="0142b8aa" style:font-size-asian="8pt" style:font-weight-asian="normal" style:font-size-complex="8pt" style:font-weight-complex="normal"/>
    </style:style>
    <style:style style:name="P48" style:family="paragraph" style:parent-style-name="Table_20_Contents">
      <style:paragraph-properties fo:text-align="start" style:justify-single-word="false"/>
      <style:text-properties fo:color="#1c1c1c" loext:opacity="100%" style:font-name="Roboto Light" fo:font-size="8pt" style:text-underline-style="none" fo:font-weight="bold" officeooo:rsid="00d9b487" officeooo:paragraph-rsid="00d9b487" style:font-size-asian="8pt" style:font-weight-asian="bold" style:font-size-complex="8pt" style:font-weight-complex="bold"/>
    </style:style>
    <style:style style:name="P49"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italic" fo:font-size="8pt" fo:font-style="normal" style:text-underline-style="none" fo:font-weight="normal" officeooo:rsid="002f9037" officeooo:paragraph-rsid="01187e6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00aeef" loext:opacity="100%" style:font-name="Roboto regular" fo:font-size="10pt" style:text-underline-style="none" fo:font-weight="bold" officeooo:rsid="01322ced" officeooo:paragraph-rsid="013c5388" fo:background-color="#ffffff" style:font-size-asian="10pt" style:font-weight-asian="bold" style:font-size-complex="10pt" style:font-weight-complex="bold"/>
    </style:style>
    <style:style style:name="P5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00aeef" loext:opacity="100%" style:font-name="Roboto regular" fo:font-size="10pt" style:text-underline-style="none" fo:font-weight="bold" officeooo:rsid="013c4cc1" officeooo:paragraph-rsid="01187e65" fo:background-color="#ffffff" style:font-size-asian="10pt" style:font-weight-asian="bold" style:font-size-complex="10pt" style:font-weight-complex="bold"/>
    </style:style>
    <style:style style:name="P52"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00aeef" loext:opacity="100%" style:font-name="Roboto regular" fo:font-size="10pt" fo:font-weight="bold" officeooo:rsid="01135a6d" officeooo:paragraph-rsid="01187e65" style:font-size-asian="10pt" style:font-weight-asian="bold" style:font-size-complex="10pt" style:font-weight-complex="bold"/>
    </style:style>
    <style:style style:name="P53" style:family="paragraph" style:parent-style-name="Table_20_Contents">
      <style:paragraph-properties fo:text-align="start" style:justify-single-word="false"/>
      <style:text-properties fo:color="#00aeef" loext:opacity="100%" style:font-name="Roboto Light" fo:font-size="9pt" fo:font-weight="bold" officeooo:rsid="00d36e3f" officeooo:paragraph-rsid="00d36e3f" style:font-size-asian="9pt" style:font-weight-asian="bold" style:font-size-complex="9pt" style:font-weight-complex="bold"/>
    </style:style>
    <style:style style:name="P54" style:family="paragraph" style:parent-style-name="Table_20_Contents">
      <style:paragraph-properties fo:text-align="start" style:justify-single-word="false"/>
      <style:text-properties fo:color="#00aeef" loext:opacity="100%" style:font-name="Roboto Light" fo:font-size="9pt" fo:font-weight="bold" officeooo:rsid="00d912b0" officeooo:paragraph-rsid="014242d3" style:font-size-asian="9pt" style:font-weight-asian="bold" style:font-size-complex="9pt" style:font-weight-complex="bold"/>
    </style:style>
    <style:style style:name="P55"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c6926d" fo:background-color="transparent" style:font-size-asian="7pt" style:font-size-complex="7pt"/>
    </style:style>
    <style:style style:name="P56" style:family="paragraph" style:parent-style-name="Table_20_Contents">
      <style:paragraph-properties fo:text-align="end" style:justify-single-word="false"/>
      <style:text-properties fo:color="#666666" loext:opacity="100%" style:font-name="Roboto" fo:font-size="9pt" fo:font-style="italic" officeooo:rsid="014beed4" officeooo:paragraph-rsid="014beed4" style:font-size-asian="9pt" style:font-style-asian="italic" style:font-size-complex="9pt" style:font-style-complex="italic"/>
    </style:style>
    <style:style style:name="P57" style:family="paragraph" style:parent-style-name="Table_20_Contents">
      <style:text-properties officeooo:paragraph-rsid="0036b5e1"/>
    </style:style>
    <style:style style:name="P58" style:family="paragraph" style:parent-style-name="Table_20_Contents">
      <style:text-properties fo:font-size="6pt" officeooo:paragraph-rsid="01607d0e" style:font-size-asian="5.25pt" style:font-size-complex="6pt"/>
    </style:style>
    <style:style style:name="P59" style:family="paragraph" style:parent-style-name="Text_20_body">
      <style:text-properties fo:font-size="6pt" style:font-size-asian="5.25pt" style:font-size-complex="6pt"/>
    </style:style>
    <style:style style:name="P60" style:family="paragraph" style:parent-style-name="Standard">
      <style:paragraph-properties fo:margin-top="0cm" fo:margin-bottom="0cm" style:contextual-spacing="false"/>
      <style:text-properties fo:color="#333133" loext:opacity="100%" style:font-name="Roboto Medium" fo:font-size="8pt" fo:font-weight="normal" officeooo:rsid="0142b8aa" officeooo:paragraph-rsid="0142b8aa" style:font-size-asian="8pt" style:font-weight-asian="normal" style:font-name-complex="Roboto Medium1" style:font-size-complex="8pt" style:font-weight-complex="normal"/>
    </style:style>
    <style:style style:name="P61" style:family="paragraph">
      <loext:graphic-properties draw:fill="solid" draw:fill-color="#bfc3c8"/>
      <style:paragraph-properties style:writing-mode="lr-tb"/>
    </style:style>
    <style:style style:name="P62" style:family="paragraph">
      <loext:graphic-properties draw:fill="solid" draw:fill-color="#29292a" draw:opacity="100%"/>
      <style:paragraph-properties style:writing-mode="lr-tb"/>
    </style:style>
    <style:style style:name="P63" style:family="paragraph">
      <loext:graphic-properties draw:fill="solid" draw:fill-color="#00aeef" draw:opacity="100%"/>
      <style:paragraph-properties style:writing-mode="lr-tb"/>
    </style:style>
    <style:style style:name="T1" style:family="text">
      <style:text-properties fo:color="#000000" loext:opacity="100%" fo:font-size="10.5pt" fo:font-weight="bold" style:font-size-asian="10.5pt" style:font-weight-asian="bold" style:font-size-complex="10.5pt" style:font-weight-complex="bold"/>
    </style:style>
    <style:style style:name="T2" style:family="text">
      <style:text-properties fo:color="#000000" loext:opacity="100%" fo:font-size="10.5pt" fo:font-weight="bold" officeooo:rsid="00a51477" style:font-size-asian="10.5pt" style:font-weight-asian="bold" style:font-size-complex="10.5pt" style:font-weight-complex="bold"/>
    </style:style>
    <style:style style:name="T3" style:family="text">
      <style:text-properties fo:color="#000000" loext:opacity="100%" fo:font-size="10.5pt" officeooo:rsid="00d665af" style:font-size-asian="10.5pt" style:font-size-complex="10.5pt"/>
    </style:style>
    <style:style style:name="T4" style:family="text">
      <style:text-properties fo:color="#000000" loext:opacity="100%" officeooo:rsid="00d36e3f"/>
    </style:style>
    <style:style style:name="T5" style:family="text">
      <style:text-properties fo:color="#000000" loext:opacity="100%" officeooo:rsid="00d5a60d"/>
    </style:style>
    <style:style style:name="T6" style:family="text">
      <style:text-properties fo:color="#000000" loext:opacity="100%" officeooo:rsid="00d912b0"/>
    </style:style>
    <style:style style:name="T7" style:family="text">
      <style:text-properties fo:color="#333333" loext:opacity="100%" fo:font-size="10.5pt" style:text-underline-style="none" fo:font-weight="bold" officeooo:rsid="00d9b487" style:font-size-asian="10.5pt" style:font-weight-asian="bold" style:font-size-complex="10.5pt" style:font-weight-complex="bold"/>
    </style:style>
    <style:style style:name="T8" style:family="text">
      <style:text-properties fo:color="#333333" loext:opacity="100%" style:font-name="Roboto Light" fo:font-size="8pt" style:text-underline-style="none" fo:font-weight="normal" officeooo:rsid="0183a6f1" style:font-size-asian="8pt" style:font-weight-asian="normal" style:font-size-complex="8pt" style:font-weight-complex="normal"/>
    </style:style>
    <style:style style:name="T9" style:family="text">
      <style:text-properties style:text-underline-style="none" fo:font-weight="normal" officeooo:rsid="00cdabac"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ize="10pt" officeooo:rsid="00c27a23" style:font-size-asian="10pt" style:font-size-complex="10pt"/>
    </style:style>
    <style:style style:name="T13" style:family="text">
      <style:text-properties fo:font-weight="bold" officeooo:rsid="00a0e313" style:font-weight-asian="bold" style:font-weight-complex="bold"/>
    </style:style>
    <style:style style:name="T14" style:family="text">
      <style:text-properties officeooo:rsid="00cdabac"/>
    </style:style>
    <style:style style:name="T15" style:family="text">
      <style:text-properties officeooo:rsid="00cf41b0"/>
    </style:style>
    <style:style style:name="T16" style:family="text">
      <style:text-properties officeooo:rsid="00cf4f00"/>
    </style:style>
    <style:style style:name="T17" style:family="text">
      <style:text-properties officeooo:rsid="00d9b487"/>
    </style:style>
    <style:style style:name="T18" style:family="text">
      <style:text-properties officeooo:rsid="0110f4be"/>
    </style:style>
    <style:style style:name="T19" style:family="text">
      <style:text-properties officeooo:rsid="0183a6f1"/>
    </style:style>
    <style:style style:name="fr1" style:family="graphic" style:parent-style-name="Frame">
      <style:graphic-properties style:vertical-pos="top" style:vertical-rel="baseline" fo:padding="0cm" fo:border="none" style:shadow="none" draw:shadow-opacity="100%"/>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00aee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gr6" style:family="graphic">
      <style:graphic-properties draw:stroke="none" draw:fill="solid" draw:fill-color="#00aee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gr7"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 office:value-type="string" office:string-value="o.company_id.bf_vat" text:name="py3o.o.company_id.bf_vat"/>
        <text:user-field-decl office:value-type="string" office:string-value="o.name" text:name="py3o.o.name"/>
        <text:user-field-decl office:value-type="string" office:string-value="o.company_id.name" text:name="py3o.o.company_id.name"/>
        <text:user-field-decl office:value-type="string" office:string-value="o.company_id.street" text:name="py3o.o.company_id.street"/>
        <text:user-field-decl office:value-type="string" office:string-value="o.company_id.city" text:name="py3o.o.company_id.city"/>
        <text:user-field-decl office:value-type="string" office:string-value="o.company_id.zip" text:name="py3o.o.company_id.zip"/>
        <text:user-field-decl office:value-type="string" office:string-value="o.company_id.state_id.code" text:name="py3o.o.company_id.state_id.code"/>
        <text:user-field-decl office:value-type="string" office:string-value="o.company_id.country_id.name" text:name="py3o.o.company_id.country_id.name"/>
        <text:user-field-decl office:value-type="string" office:string-value="o.partner_invoice_id.name" text:name="py3o.o.partner_invoice_id.name"/>
        <text:user-field-decl office:value-type="string" office:string-value="o.user_id.name" text:name="py3o.o.user_id.name"/>
        <text:user-field-decl office:value-type="string" office:string-value="i" text:name="py3o.line_count"/>
        <text:user-field-decl office:value-type="string" office:string-value="line.bf_name" text:name="py3o.line.bf_name"/>
        <text:user-field-decl office:value-type="string" office:string-value="line.bf_product_uom_qty" text:name="py3o.line.bf_product_uom_qty"/>
        <text:user-field-decl office:value-type="string" office:string-value="line.bf_price_unit" text:name="py3o.line.bf_price_unit"/>
        <text:user-field-decl office:value-type="string" office:string-value="line.bf_discount" text:name="py3o.line.bf_discount"/>
        <text:user-field-decl office:value-type="string" office:string-value="line.bf_tax_id" text:name="py3o.line.bf_tax_id"/>
        <text:user-field-decl office:value-type="string" office:string-value="line.bf_price_subtotal" text:name="py3o.line.bf_price_subtotal"/>
        <text:user-field-decl office:value-type="string" office:string-value="o.bf_amount_untaxed" text:name="py3o.o.bf_amount_untaxed"/>
        <text:user-field-decl office:value-type="string" office:string-value="o.bf_amount_tax" text:name="py3o.o.bf_amount_tax"/>
        <text:user-field-decl office:value-type="string" office:string-value="o.bf_amount_total" text:name="py3o.o.bf_amount_total"/>
        <text:user-field-decl office:value-type="string" office:string-value="o.bf_note" text:name="py3o.o.bf_note"/>
        <text:user-field-decl office:value-type="string" office:string-value="o.payment_term_id.name" text:name="py3o.o.payment_term_id.name"/>
        <text:user-field-decl office:value-type="string" office:string-value="o.fiscal_position_id.bf_note" text:name="py3o.o.fiscal_position_id.bf_note"/>
        <text:user-field-decl office:value-type="string" office:string-value="o.partner_invoice_id.bf_display_address" text:name="py3o.o.partner_invoice_id.bf_display_address"/>
        <text:user-field-decl office:value-type="string" office:string-value="iphone" text:name="py3o.iphone"/>
        <text:user-field-decl office:value-type="string" office:string-value="o.partner_invoice_id.phone" text:name="py3o.o.partner_invoice_id.phone"/>
        <text:user-field-decl office:value-type="string" office:string-value="o.partner_shipping_id.phone" text:name="py3o.o.partner_shipping_id.phone"/>
        <text:user-field-decl office:value-type="string" office:string-value="o.partner_shipping_id.bf_display_address" text:name="py3o.o.partner_shipping_id.bf_display_address"/>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state" text:name="py3o.o.bf_state"/>
        <text:user-field-decl office:value-type="string" office:string-value="o.bf_confirmation_date" text:name="py3o.o.bf_confirmation_date"/>
        <text:user-field-decl office:value-type="string" office:string-value="o.client_order_ref" text:name="py3o.o.client_order_ref"/>
        <text:user-field-decl office:value-type="string" office:string-value="o.incoterm.name" text:name="py3o.o.incoterm.name"/>
        <text:user-field-decl office:value-type="string" office:string-value="o.bf_date_order" text:name="py3o.o.bf_date_order"/>
        <text:user-field-decl office:value-type="string" office:string-value="o.bf_validity_date" text:name="py3o.o.bf_validity_date"/>
        <text:user-field-decl office:value-type="string" office:string-value="line.product_id.name" text:name="py3o.line.product_id.name"/>
        <text:user-field-decl office:value-type="string" office:string-value="o.company_id.report_footer" text:name="py3o.o.company_id.report_footer"/>
        <text:user-field-decl office:value-type="string" office:string-value="o.company_id.bf_footer_line" text:name="py3o.o.company_id.bf_footer_line"/>
        <text:user-field-decl office:value-type="string" office:string-value="display_address_without_company" text:name="py3o.o.company_id.bf_display_address_without_company"/>
        <text:user-field-decl office:value-type="string" office:string-value="ipushpin" text:name="py3o.ipushpin"/>
        <text:user-field-decl office:value-type="string" office:string-value="display_address_without_company_line" text:name="py3o.o.company_id.bf_display_address_without_company_line"/>
        <text:user-field-decl office:value-type="string" office:string-value="line.bf_price_total" text:name="py3o.line.bf_price_total"/>
        <text:user-field-decl office:value-type="string" office:string-value="o.company_id.bf_report_header" text:name="py3o.o.company_id.bf_report_header"/>
      </text:user-field-decls>
      <table:table table:name="Tabla3" table:style-name="Tabla3">
        <table:table-column table:style-name="Tabla3.A"/>
        <table:table-column table:style-name="Tabla3.B"/>
        <table:table-row table:style-name="Tabla3.1">
          <table:table-cell table:style-name="Tabla3.A1" table:number-rows-spanned="2" office:value-type="string">
            <text:p text:style-name="P23"><text:a xlink:type="simple" xlink:href="py3o://if=%22o.partner_shipping_id.id%20==%20o.partner_invoice_id.id%22" text:style-name="Internet_20_link" text:visited-style-name="Visited_20_Internet_20_Link"><text:span text:style-name="T4">if="o.partner_shipping_id.id == o.partner_invoice_id.id"</text:span></text:a></text:p>
            <text:p text:style-name="P53">Invoicing and shipping address</text:p>
            <text:p text:style-name="P23"><text:a xlink:type="simple" xlink:href="py3o:///if" text:style-name="Internet_20_link" text:visited-style-name="Visited_20_Internet_20_Link"><text:span text:style-name="T4">if</text:span></text:a></text:p>
            <text:p text:style-name="P23"><text:a xlink:type="simple" xlink:href="py3o://if=%22o.partner_shipping_id.id%20!=%20o.partner_invoice_id.id%22" text:style-name="Internet_20_link" text:visited-style-name="Visited_20_Internet_20_Link"><text:span text:style-name="T4">if="o.partner_shipping_id.id != o.partner_invoice_id.id"</text:span></text:a></text:p>
            <text:p text:style-name="P53">Invoicing address</text:p>
            <text:p text:style-name="P23"><text:a xlink:type="simple" xlink:href="py3o:///if" text:style-name="Internet_20_link" text:visited-style-name="Visited_20_Internet_20_Link"><text:span text:style-name="T4">if</text:span></text:a></text:p>
            <text:p text:style-name="P19"><text:user-field-get text:name="py3o.o.partner_invoice_id.bf_display_address">o.partner_invoice_id.bf_display_address</text:user-field-get></text:p>
            <text:p text:style-name="P24"><text:a xlink:type="simple" xlink:href="py3o://if=%22o.partner_invoice_id.phone%22" text:style-name="Internet_20_link" text:visited-style-name="Visited_20_Internet_20_Link"><text:span text:style-name="T3">if="o.partner_invoice_id.phone"</text:span></text:a></text:p>
            <text:p text:style-name="P17"><text:span text:style-name="T10"><text:user-field-get text:name="py3o.iphone">iphone</text:user-field-get></text:span><text:s/><text:span text:style-name="T10"><text:user-field-get text:name="py3o.o.partner_invoice_id.phone">o.partner_invoice_id.phone</text:user-field-get></text:span></text:p>
            <text:p text:style-name="P24"><text:a xlink:type="simple" xlink:href="py3o:///if" text:style-name="Internet_20_link" text:visited-style-name="Visited_20_Internet_20_Link"><text:span text:style-name="T5">if</text:span></text:a></text:p>
            <text:p text:style-name="P25"><text:a xlink:type="simple" xlink:href="py3o://if=%22o.partner_shipping_id.id%20!=%20o.partner_invoice_id.id%22" text:style-name="Internet_20_link" text:visited-style-name="Visited_20_Internet_20_Link"><text:span text:style-name="T6">if="o.partner_shipping_id.id != o.partner_invoice_id.id"</text:span></text:a></text:p>
            <text:p text:style-name="P18"/>
            <text:p text:style-name="P54">Shipping address</text:p>
            <text:p text:style-name="P16"><text:user-field-get text:name="py3o.o.partner_shipping_id.bf_display_address">o.partner_shipping_id.bf_display_address</text:user-field-get></text:p>
            <text:p text:style-name="P16"><text:user-field-get text:name="py3o.iphone">iphone</text:user-field-get><text:s/><text:user-field-get text:name="py3o.o.partner_shipping_id.phone">o.partner_shipping_id.phone</text:user-field-get></text:p>
            <text:p text:style-name="P25"><text:a xlink:type="simple" xlink:href="py3o:///if" text:style-name="Internet_20_link" text:visited-style-name="Visited_20_Internet_20_Link"><text:span text:style-name="T6">if</text:span></text:a></text:p>
          </table:table-cell>
          <table:table-cell table:style-name="Tabla3.B1" office:value-type="string">
            <text:p text:style-name="P3"><text:user-field-get text:name="py3o.o.partner_id.bf_display_address">o.partner_id.bf_display_address</text:user-field-get></text:p>
            <text:p text:style-name="P26"><text:a xlink:type="simple" xlink:href="py3o://if=%22o.partner_id.vat%22" text:style-name="Internet_20_link" text:visited-style-name="Visited_20_Internet_20_Link"><text:span text:style-name="T7">if="o.partner_id.vat"</text:span></text:a></text:p>
            <text:p text:style-name="P48"><text:user-field-get text:name="py3o.o.vat_label_full">o.vat_label_full</text:user-field-get></text:p>
            <text:p text:style-name="P26"><text:a xlink:type="simple" xlink:href="py3o:///if" text:style-name="Internet_20_link" text:visited-style-name="Visited_20_Internet_20_Link"><text:span text:style-name="T17">if</text:span></text:a></text:p>
            <text:p text:style-name="P26"><text:a xlink:type="simple" xlink:href="py3o://if=%22o.state%20in%20('sale',%20'done')%22" text:style-name="Internet_20_link" text:visited-style-name="Visited_20_Internet_20_Link"><text:span text:style-name="T19">if="o.state in ('sale', 'done')"</text:span></text:a></text:p>
            <text:p text:style-name="P2"/>
            <text:p text:style-name="P2">Order Date</text:p>
            <text:p text:style-name="P4"><text:user-field-get text:name="py3o.o.bf_confirmation_date">o.bf_confirmation_date</text:user-field-get></text:p>
            <text:p text:style-name="P27"><text:a xlink:type="simple" xlink:href="py3o:///if" text:style-name="Internet_20_link" text:visited-style-name="Visited_20_Internet_20_Link"><text:span text:style-name="T8">if</text:span></text:a></text:p>
          </table:table-cell>
        </table:table-row>
        <table:table-row table:style-name="Tabla3.2">
          <table:covered-table-cell table:style-name="Tabla3.A1"/>
          <table:table-cell table:style-name="Tabla3.B2" office:value-type="string">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7">Quotation Date</text:p>
                  <text:p text:style-name="P36"><text:user-field-get text:name="py3o.o.bf_date_order">o.bf_date_order</text:user-field-get></text:p>
                </table:table-cell>
                <table:table-cell table:style-name="Tabla2.B1" office:value-type="string">
                  <text:p text:style-name="P20">Salesperson</text:p>
                  <text:p text:style-name="P47"><text:user-field-get text:name="py3o.o.user_id.name">o.user_id.name</text:user-field-get></text:p>
                </table:table-cell>
                <table:table-cell table:style-name="Tabla2.C1" office:value-type="string">
                  <text:p text:style-name="P13">Expiry Date</text:p>
                  <text:p text:style-name="P47"><text:user-field-get text:name="py3o.o.bf_validity_date">o.bf_validity_date</text:user-field-get></text:p>
                </table:table-cell>
                <table:table-cell table:style-name="Tabla2.D1" office:value-type="string">
                  <text:p text:style-name="P60">Order No</text:p>
                  <text:p text:style-name="P46"><text:user-field-get text:name="py3o.o.name">o.name</text:user-field-get></text:p>
                </table:table-cell>
              </table:table-row>
            </table:table>
            <text:p text:style-name="P58"/>
          </table:table-cell>
        </table:table-row>
      </table:table>
      <text:p text:style-name="P59"/>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header-rows>
          <table:table-row table:style-name="Tabla1.1">
            <table:table-cell table:style-name="Tabla1.A1" office:value-type="string">
              <text:p text:style-name="P33">#</text:p>
            </table:table-cell>
            <table:table-cell table:style-name="Tabla1.B1" office:value-type="string">
              <text:p text:style-name="P33">DESCRIPTION</text:p>
            </table:table-cell>
            <table:table-cell table:style-name="Tabla1.B1" office:value-type="string">
              <text:p text:style-name="P33">IMAGE</text:p>
            </table:table-cell>
            <table:table-cell table:style-name="Tabla1.B1" office:value-type="string">
              <text:p text:style-name="P33">Q<text:span text:style-name="T18">TY</text:span></text:p>
            </table:table-cell>
            <table:table-cell table:style-name="Tabla1.B1" office:value-type="string">
              <text:p text:style-name="P33">U. P<text:span text:style-name="T18">RICE</text:span></text:p>
            </table:table-cell>
            <table:table-cell table:style-name="Tabla1.B1" office:value-type="string">
              <text:p text:style-name="P33">D<text:span text:style-name="T18">ISC</text:span>.(%)</text:p>
            </table:table-cell>
            <table:table-cell table:style-name="Tabla1.B1" office:value-type="string">
              <text:p text:style-name="P33">TAXES</text:p>
            </table:table-cell>
            <table:table-cell table:style-name="Tabla1.B1" office:value-type="string">
              <text:p text:style-name="P33">PRICE</text:p>
            </table:table-cell>
          </table:table-row>
        </table:table-header-rows>
        <table:table-row table:style-name="TableLine319794560">
          <table:table-cell table:style-name="Tabla1.A2" table:number-columns-spanned="8" office:value-type="string">
            <text:p text:style-name="P57"><text:a xlink:type="simple" xlink:href="py3o://for=%22line_count,%20line%20in%20enumerate(o.order_line,%201)%22" text:style-name="Internet_20_link" text:visited-style-name="Visited_20_Internet_20_Link"><text:span text:style-name="T12">for="line_count, line in enumerate(o.order_line, 1)"</text:span></text:a></text:p>
          </table:table-cell>
          <table:covered-table-cell/>
          <table:covered-table-cell/>
          <table:covered-table-cell/>
          <table:covered-table-cell/>
          <table:covered-table-cell/>
          <table:covered-table-cell/>
          <table:covered-table-cell/>
        </table:table-row>
        <table:table-row table:style-name="TableLine522008064">
          <table:table-cell table:style-name="Tabla1.A3" office:value-type="string">
            <text:p text:style-name="P9"><text:user-field-get text:name="py3o.line_count">i</text:user-field-get></text:p>
          </table:table-cell>
          <table:table-cell table:style-name="Tabla1.B3" office:value-type="string">
            <text:p text:style-name="P12"><text:user-field-get text:name="py3o.line.product_id.name">line.product_id.name</text:user-field-get></text:p>
            <text:p text:style-name="P55"><text:user-field-get text:name="py3o.line.bf_name">line.bf_name</text:user-field-get></text:p>
          </table:table-cell>
          <table:table-cell table:style-name="Tabla1.C3" office:value-type="string">
            <text:p text:style-name="P41"><draw:frame draw:style-name="fr1" draw:name="py3o.image(line.image_medium, 'png', width='1cm', height='1cm', isb64=True)" text:anchor-type="as-char" svg:width="1.131cm" draw:z-index="9"><draw:text-box fo:min-height="0.79cm"><text:p text:style-name="Frame_20_contents"/></draw:text-box></draw:frame></text:p>
          </table:table-cell>
          <table:table-cell table:style-name="Tabla1.A3" office:value-type="string">
            <text:p text:style-name="P7"><text:user-field-get text:name="py3o.line.bf_product_uom_qty">line.bf_product_uom_qty</text:user-field-get></text:p>
          </table:table-cell>
          <table:table-cell table:style-name="Tabla1.E3" office:value-type="string">
            <text:p text:style-name="P6"><text:user-field-get text:name="py3o.line.bf_price_unit">line.bf_price_unit</text:user-field-get></text:p>
          </table:table-cell>
          <table:table-cell table:style-name="Tabla1.A3" office:value-type="string">
            <text:p text:style-name="P8"><text:user-field-get text:name="py3o.line.bf_discount">line.bf_discount</text:user-field-get></text:p>
          </table:table-cell>
          <table:table-cell table:style-name="Tabla1.G3" office:value-type="string">
            <text:p text:style-name="P5"><text:user-field-get text:name="py3o.line.bf_tax_id">line.bf_tax_id</text:user-field-get></text:p>
          </table:table-cell>
          <table:table-cell table:style-name="Tabla1.A3" office:value-type="string">
            <text:p text:style-name="P45"><text:user-field-get text:name="py3o.line.bf_price_total">line.bf_price_total</text:user-field-get></text:p>
          </table:table-cell>
        </table:table-row>
        <table:table-row table:style-name="TableLine145225216">
          <table:table-cell table:style-name="Tabla1.A4" table:number-columns-spanned="8" office:value-type="string">
            <text:p text:style-name="P57"><text:a xlink:type="simple" xlink:href="py3o:///for" text:style-name="Internet_20_link" text:visited-style-name="Visited_20_Internet_20_Link"><text:span text:style-name="T11">/for</text:span></text:a></text:p>
          </table:table-cell>
          <table:covered-table-cell/>
          <table:covered-table-cell/>
          <table:covered-table-cell/>
          <table:covered-table-cell/>
          <table:covered-table-cell/>
          <table:covered-table-cell/>
          <table:covered-table-cell/>
        </table:table-row>
        <table:table-row table:style-name="TableLine442157360">
          <table:table-cell table:style-name="Tabla1.A7" table:number-rows-spanned="3" table:number-columns-spanned="5" office:value-type="string">
            <text:p text:style-name="P29"><text:a xlink:type="simple" xlink:href="py3o://if=%22o.payment_term_id%22" text:style-name="Internet_20_link" text:visited-style-name="Visited_20_Internet_20_Link"><text:span text:style-name="T15">if="o.payment_term_id"</text:span></text:a></text:p>
            <text:p text:style-name="P50">Payment Terms</text:p>
            <text:p text:style-name="P42"><text:user-field-get text:name="py3o.o.payment_term_id.name">o.payment_term_id.name</text:user-field-get></text:p>
            <text:p text:style-name="P39"><text:a xlink:type="simple" xlink:href="py3o:///if" text:style-name="Internet_20_link" text:visited-style-name="Visited_20_Internet_20_Link"><text:span text:style-name="T15">if</text:span></text:a></text:p>
          </table:table-cell>
          <table:covered-table-cell/>
          <table:covered-table-cell/>
          <table:covered-table-cell/>
          <table:covered-table-cell/>
          <table:table-cell table:style-name="Tabla1.F5" table:number-columns-spanned="2" office:value-type="string">
            <text:p text:style-name="P10"><text:span text:style-name="T13">Total Without Taxes</text:span> </text:p>
          </table:table-cell>
          <table:covered-table-cell/>
          <table:table-cell table:style-name="Tabla1.H5" office:value-type="string">
            <text:p text:style-name="P44"><text:user-field-get text:name="py3o.o.bf_amount_untaxed">o.bf_amount_untaxed</text:user-field-get></text:p>
          </table:table-cell>
        </table:table-row>
        <table:table-row table:style-name="TableLine464922736">
          <table:covered-table-cell table:style-name="Tabla1.A7"/>
          <table:covered-table-cell/>
          <table:covered-table-cell/>
          <table:covered-table-cell/>
          <table:covered-table-cell/>
          <table:table-cell table:style-name="Tabla1.F6" table:number-columns-spanned="2" office:value-type="string">
            <text:p text:style-name="P10"><text:span text:style-name="T13">Taxes</text:span> </text:p>
          </table:table-cell>
          <table:covered-table-cell/>
          <table:table-cell table:style-name="Tabla1.H6" office:value-type="string">
            <text:p text:style-name="P44"><text:user-field-get text:name="py3o.o.bf_amount_tax">o.bf_amount_tax</text:user-field-get></text:p>
          </table:table-cell>
        </table:table-row>
        <table:table-row table:style-name="Tabla1.7">
          <table:covered-table-cell table:style-name="Tabla1.A7"/>
          <table:covered-table-cell/>
          <table:covered-table-cell/>
          <table:covered-table-cell/>
          <table:covered-table-cell/>
          <table:table-cell table:style-name="Tabla1.F7" table:number-columns-spanned="2" office:value-type="string">
            <text:p text:style-name="P35"><text:span text:style-name="T13">Total</text:span> </text:p>
          </table:table-cell>
          <table:covered-table-cell/>
          <table:table-cell table:style-name="Tabla1.F7" office:value-type="string">
            <text:p text:style-name="P34"><text:user-field-get text:name="py3o.o.bf_amount_total">o.bf_amount_total</text:user-field-get></text:p>
          </table:table-cell>
        </table:table-row>
        <table:table-row table:style-name="Tabla1.8">
          <table:table-cell table:style-name="Tabla1.A8" table:number-columns-spanned="5" office:value-type="string">
            <text:p text:style-name="P40"/>
          </table:table-cell>
          <table:covered-table-cell/>
          <table:covered-table-cell/>
          <table:covered-table-cell/>
          <table:covered-table-cell/>
          <table:table-cell table:style-name="Tabla1.F8" table:number-columns-spanned="2" office:value-type="string">
            <text:p text:style-name="P56">State</text:p>
          </table:table-cell>
          <table:covered-table-cell/>
          <table:table-cell table:style-name="Tabla1.F8" office:value-type="string">
            <text:p text:style-name="P11"><text:user-field-get text:name="py3o.o.bf_state">o.bf_state</text:user-field-get></text:p>
          </table:table-cell>
        </table:table-row>
      </table:table>
      <text:p text:style-name="P30"/>
      <text:p text:style-name="P31"><text:a xlink:type="simple" xlink:href="py3o://if=%22o.fiscal_position_id.note%22" text:style-name="Internet_20_link" text:visited-style-name="Visited_20_Internet_20_Link"><text:span text:style-name="T16">if="o.fiscal_position_id.note"</text:span></text:a></text:p>
      <text:p text:style-name="P51">Fiscal Position Remark</text:p>
      <text:p text:style-name="P43"><text:user-field-get text:name="py3o.o.fiscal_position_id.bf_note">o.fiscal_position_id.bf_note</text:user-field-get></text:p>
      <text:p text:style-name="P31"><text:a xlink:type="simple" xlink:href="py3o:///if" text:style-name="Internet_20_link" text:visited-style-name="Visited_20_Internet_20_Link"><text:span text:style-name="T16">if</text:span></text:a></text:p>
      <text:p text:style-name="P31"/>
      <text:p text:style-name="P32"><text:a xlink:type="simple" xlink:href="py3o://if=%22o.note%22" text:style-name="Internet_20_link" text:visited-style-name="Visited_20_Internet_20_Link"><text:span text:style-name="T9">if="o.note"</text:span></text:a></text:p>
      <text:p text:style-name="P52">Terms &amp; Conditions</text:p>
      <text:p text:style-name="P49"><text:user-field-get text:name="py3o.o.bf_note">o.bf_note</text:user-field-get></text:p>
      <text:p text:style-name="P32"><text:a xlink:type="simple" xlink:href="py3o:///if" text:style-name="Internet_20_link" text:visited-style-name="Visited_20_Internet_20_Link"><text:span text:style-name="T14">if</text:span></text:a></text:p>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8.002cm" table:align="margins"/>
    </style:style>
    <style:style style:name="Tabla4.A" style:family="table-column">
      <style:table-column-properties style:column-width="3.5cm" style:rel-column-width="12739*"/>
    </style:style>
    <style:style style:name="Tabla4.B" style:family="table-column">
      <style:table-column-properties style:column-width="5.502cm" style:rel-column-width="20027*"/>
    </style:style>
    <style:style style:name="Tabla4.C" style:family="table-column">
      <style:table-column-properties style:column-width="4.5cm" style:rel-column-width="16380*"/>
    </style:style>
    <style:style style:name="Tabla4.D" style:family="table-column">
      <style:table-column-properties style:column-width="4.501cm" style:rel-column-width="16389*"/>
    </style:style>
    <style:style style:name="Tabla4.A1" style:family="table-cell">
      <style:table-cell-properties fo:padding-left="0.199cm" fo:padding-right="0cm" fo:padding-top="0cm" fo:padding-bottom="0cm" fo:border="none"/>
    </style:style>
    <style:style style:name="Tabla4.B1" style:family="table-cell">
      <style:table-cell-properties fo:padding-left="0cm" fo:padding-right="0cm" fo:padding-top="0cm" fo:padding-bottom="0.199cm" fo:border="none"/>
    </style:style>
    <style:style style:name="Tabla4.D1" style:family="table-cell">
      <style:table-cell-properties fo:padding="0cm" fo:border="none"/>
    </style:style>
    <style:style style:name="Tabla4.2" style:family="table-row">
      <style:table-row-properties style:min-row-height="1.039cm"/>
    </style:style>
    <style:style style:name="M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P2"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MP3" style:family="paragraph" style:parent-style-name="Footer">
      <style:paragraph-properties fo:text-align="end" style:justify-single-word="false"/>
      <style:text-properties officeooo:paragraph-rsid="01885362"/>
    </style:style>
    <style:style style:name="MP4" style:family="paragraph" style:parent-style-name="Standard">
      <style:paragraph-properties fo:text-align="start" style:justify-single-word="false"/>
      <style:text-properties officeooo:paragraph-rsid="01885362"/>
    </style:style>
    <style:style style:name="MP5" style:family="paragraph">
      <loext:graphic-properties draw:fill="solid" draw:fill-color="#29292a" draw:opacity="100%"/>
      <style:paragraph-properties style:writing-mode="lr-tb"/>
    </style:style>
    <style:style style:name="MP6" style:family="paragraph">
      <loext:graphic-properties draw:fill="solid" draw:fill-color="#00aeef" draw:opacity="100%"/>
      <style:paragraph-properties style:writing-mode="lr-tb"/>
    </style:style>
    <style:style style:name="MP7"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MP8"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MP9" style:family="paragraph">
      <loext:graphic-properties draw:fill="solid" draw:fill-color="#bfc3c8"/>
      <style:paragraph-properties style:writing-mode="lr-tb"/>
    </style:style>
    <style:style style:name="MT1" style:family="text">
      <style:text-properties fo:color="#000000" loext:opacity="100%" fo:font-size="10.5pt" fo:font-weight="bold" officeooo:rsid="00a51477" style:font-size-asian="10.5pt" style:font-weight-asian="bold" style:font-size-complex="10.5pt" style:font-weight-complex="bold"/>
    </style:style>
    <style:style style:name="MT2" style:family="text">
      <style:text-properties fo:color="#000000" loext:opacity="100%" fo:font-size="10.5pt" fo:font-weight="bold" style:font-size-asian="10.5pt" style:font-weight-asian="bold" style:font-size-complex="10.5pt" style:font-weight-complex="bold"/>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M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00aee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00aee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Mgr6"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Mgr7"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style:header>
        <text:user-field-decls>
          <text:user-field-decl office:value-type="string" office:string-value="o.company_id.bf_report_header" text:name="py3o.o.company_id.bf_report_header"/>
        </text:user-field-decls>
        <text:p text:style-name="MP1"><draw:frame draw:style-name="Mfr1" draw:name="py3o.image(o.company_id.logo, 'png', width='1.5cm', height='1.5cm', isb64=True)" text:anchor-type="paragraph" svg:x="0.42cm" svg:y="-1.251cm" svg:width="1.799cm" draw:z-index="8"><draw:text-box fo:min-height="1.799cm"><text:p text:style-name="Frame_20_contents"/></draw:text-box></draw:frame><draw:frame draw:style-name="Mfr2" draw:name="Imagen1" text:anchor-type="paragraph" svg:x="10.068cm" svg:y="-1.499cm" svg:width="9.432cm" svg:height="6.555cm" draw:z-index="0"><draw:image xlink:href="Pictures/10000001000002200000017AE8CF2FED02FC4E77.png" xlink:type="simple" xlink:show="embed" xlink:actuate="onLoad" draw:mime-type="image/png"/></draw:frame><draw:frame draw:style-name="Mfr2" draw:name="Imagen3" text:anchor-type="paragraph" svg:x="-1.499cm" svg:y="4.701cm" svg:width="11.374cm" svg:height="23.5cm" draw:z-index="1"><draw:image xlink:href="Pictures/10000001000002880000057CD19F095E0355DCD3.png" xlink:type="simple" xlink:show="embed" xlink:actuate="onLoad" draw:mime-type="image/png"/></draw:frame><text:user-field-get text:name="py3o.o.company_id.bf_report_header">o.company_id.bf_report_header</text:user-field-get></text:p>
      </style:header>
      <style:footer>
        <text:user-field-decls>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s>
        <table:table table:name="Tabla4" table:style-name="Tabla4">
          <table:table-column table:style-name="Tabla4.A"/>
          <table:table-column table:style-name="Tabla4.B"/>
          <table:table-column table:style-name="Tabla4.C"/>
          <table:table-column table:style-name="Tabla4.D"/>
          <table:table-row table:style-name="TableLine456950032">
            <table:table-cell table:style-name="Tabla4.A1" office:value-type="string">
              <text:p text:style-name="MP4"><draw:g text:anchor-type="as-char" draw:z-index="2" draw:name="Shape1" draw:style-name="Mgr1"><draw:custom-shape draw:name="Freeform 71" draw:style-name="Mgr2" draw:text-style-name="MP5" svg:width="0.666cm" svg:height="0.666cm" svg:x="0cm" svg:y="0.007cm"><text:p/><draw:enhanced-geometry svg:viewBox="0 0 64 64" draw:extrusion-allowed="true" draw:glue-points="183287 134660 145881 160844 138400 153362 78551 89773 97254 74811 82292 22443 67330 7481 29924 7481 11222 26184 7481 89773 130919 224433 183287 239395 213211 224433 231914 209471 231914 172065 220692 198249 213211 205730 183287 224433 138400 213211 18703 86033 22443 37405 48627 14962 56108 18703 71070 33665 86033 63589 67330 82292 63589 93514 82292 123438 130919 168325 142141 172065 149622 175806 175806 153362 190768 153362 220692 198249 220692 198249" draw:type="non-primitive" draw:enhanced-path="M 54 38 C 52 37 51 36 49 36 47 36 45 37 44 38 39 43 39 43 39 43 39 42 39 42 38 42 38 42 37 42 37 41 33 39 29 35 25 30 23 28 22 26 21 24 22 23 23 22 25 21 25 21 25 20 26 20 29 17 29 13 26 10 22 6 22 6 22 6 21 5 21 5 20 5 20 4 19 3 18 2 16 0 15 0 13 0 11 0 9 0 8 2 8 2 8 2 8 2 3 7 3 7 3 7 1 9 0 11 0 14 0 18 1 22 2 24 4 31 8 36 13 43 19 50 27 56 35 60 39 62 43 64 48 64 48 64 49 64 49 64 52 64 55 63 57 60 57 60 57 60 57 60 58 59 59 59 60 58 60 57 61 57 62 56 63 54 64 53 64 51 64 49 63 47 62 46 L 54 38 Z M 59 53 C 59 53 59 53 59 53 58 54 58 54 57 55 56 56 55 57 54 58 53 59 51 60 49 60 49 60 49 60 48 60 44 60 40 58 37 57 29 53 22 47 16 40 11 34 8 29 5 23 4 19 4 16 4 14 4 12 5 11 6 10 11 5 11 5 11 5 11 4 12 4 13 4 14 4 15 4 15 5 15 5 15 5 15 5 16 6 17 6 18 7 18 8 19 8 19 9 23 13 23 13 23 13 25 14 25 16 23 17 23 17 22 18 22 18 21 20 19 21 18 22 18 22 18 22 18 22 17 23 17 24 17 25 17 25 17 25 17 25 18 28 20 30 22 33 22 33 22 33 22 33 26 38 30 42 35 45 35 45 36 45 37 45 37 46 38 46 38 46 38 46 38 46 38 46 39 47 39 47 40 47 41 47 42 46 42 46 47 41 47 41 47 41 47 40 48 40 49 40 50 40 51 40 51 41 59 49 59 49 59 49 60 50 60 52 59 53 Z M 59 53 C 59 53 59 53 59 53 N"/></draw:custom-shape><draw:custom-shape draw:name="Freeform 72" draw:style-name="Mgr3" draw:text-style-name="MP5" svg:width="0.221cm" svg:height="0.221cm" svg:x="0.347cm" svg:y="0.122cm"><text:p/><draw:enhanced-geometry svg:viewBox="0 0 21 21" draw:extrusion-allowed="true" draw:glue-points="7560 15119 45357 34018 64256 71815 71815 79375 71815 79375 79375 68036 52917 22679 7560 0 0 7560 7560 15119 7560 15119 7560 15119" draw:type="non-primitive" draw:enhanced-path="M 2 4 C 6 5 9 6 12 9 14 12 16 15 17 19 17 20 18 21 19 21 19 21 19 21 19 21 20 21 21 20 21 18 20 14 18 10 14 6 11 3 7 1 2 0 1 0 0 1 0 2 0 3 1 4 2 4 Z M 2 4 C 2 4 2 4 2 4 N"><draw:equation draw:name="f0" draw:formula="(4+6)/2"/><draw:equation draw:name="f1" draw:formula="6*sin(12*(pi/180))"/><draw:equation draw:name="f2" draw:formula="12+16-15"/><draw:equation draw:name="f3" draw:formula=""/><draw:equation draw:name="f4" draw:formula=""/><draw:equation draw:name="f5" draw:formula=""/><draw:equation draw:name="f6" draw:formula=""/><draw:equation draw:name="f7" draw:formula=""/><draw:equation draw:name="f8" draw:formula=""/><draw:equation draw:name="f9" draw:formula="6+11-3"/><draw:equation draw:name="f10" draw:formula="sqrt(1*1+2*2+0*0)"/><draw:equation draw:name="f11" draw:formula="0*0"/><draw:equation draw:name="f12" draw:formula="2-3"/><draw:equation draw:name="f13" draw:formula="4*2/4"/><draw:equation draw:name="f14" draw:formula="(4+2)/2"/><draw:equation draw:name="f15" draw:formula="(4+2)/2"/><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draw:equation draw:name="f25" draw:formula=""/><draw:equation draw:name="f26" draw:formula="1*sqrt(1-(/2500)*(/2500))"/><draw:equation draw:name="f27" draw:formula=""/><draw:equation draw:name="f28" draw:formula=""/><draw:equation draw:name="f29" draw:formula="7560"/><draw:equation draw:name="f30" draw:formula=""/><draw:equation draw:name="f31" draw:formula=""/></draw:enhanced-geometry></draw:custom-shape><draw:custom-shape draw:name="Freeform 73" draw:style-name="Mgr3" draw:text-style-name="MP5" svg:width="0.331cm" svg:height="0.336cm" svg:x="0.367cm" svg:y="0cm"><text:p/><draw:enhanced-geometry svg:viewBox="0 0 32 32" draw:extrusion-allowed="true" draw:glue-points="118745 113109 81637 37703 7422 0 0 3770 3711 15081 70505 49014 103902 116880 111323 120650 111323 120650 118745 113109 118745 113109 118745 113109" draw:type="non-primitive" draw:enhanced-path="M 32 30 C 31 22 27 16 22 10 16 5 9 1 2 0 1 0 0 0 0 1 0 2 0 3 1 4 8 5 14 8 19 13 24 18 27 24 28 31 28 31 29 32 30 32 30 32 30 32 30 32 31 32 32 31 32 30 Z M 32 30 C 32 30 32 30 32 30 N"><draw:equation draw:name="f0" draw:formula=""/><draw:equation draw:name="f1" draw:formula=""/><draw:equation draw:name="f2" draw:formula="5*tan(9)"/><draw:equation draw:name="f3" draw:formula="(0+1)/2"/><draw:equation draw:name="f4" draw:formula="-1"/><draw:equation draw:name="f5" draw:formula="2-3"/><draw:equation draw:name="f6" draw:formula="4*8/5"/><draw:equation draw:name="f7" draw:formula="8+19-13"/><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3770"/><draw:equation draw:name="f25" draw:formula=""/><draw:equation draw:name="f26" draw:formula=""/><draw:equation draw:name="f27" draw:formula=""/><draw:equation draw:name="f28" draw:formula=""/><draw:equation draw:name="f29" draw:formula=""/><draw:equation draw:name="f30" draw:formula=""/><draw:equation draw:name="f31" draw:formula=""/></draw:enhanced-geometry></draw:custom-shape></draw:g></text:p>
            </table:table-cell>
            <table:table-cell table:style-name="Tabla4.B1" office:value-type="string">
              <text:p text:style-name="MP4"><draw:g text:anchor-type="as-char" draw:z-index="3" draw:name="Shape2" draw:style-name="Mgr1"><draw:custom-shape draw:name="Freeform 67" draw:style-name="Mgr4" draw:text-style-name="MP6" svg:width="0.604cm" svg:height="0.604cm" svg:x="0.099cm" svg:y="0.076cm"><text:p/><draw:enhanced-geometry svg:viewBox="0 0 58 58" draw:extrusion-allowed="true" draw:glue-points="33699 29954 33699 29954 108585 217170 108585 0 131051 37443 86119 101096 86119 112329 134795 153517 78631 153517 78631 63653 123562 67398 119818 56165 82375 52420 108585 11233 74886 33699 44932 33699 11233 112329 29954 108585 11233 101096 67398 59909 67398 157261 11233 112329 71142 168494 86119 202193 108585 205937 82375 164750 134795 164750 108585 205937 138539 183471 168494 183471 175983 175983 149772 112329 175983 175983 138539 33699 168494 33699 153517 52420 161005 56165 205937 101096 149772 101096" draw:type="non-primitive" draw:enhanced-path="M 29 0 C 21 0 14 3 9 8 9 8 9 8 9 8 9 8 9 8 9 8 3 14 0 21 0 29 0 45 13 58 29 58 45 58 58 45 58 29 58 13 45 0 29 0 Z M 29 3 C 31 3 33 6 35 10 36 15 37 21 38 27 23 27 23 27 23 27 22 27 21 28 21 29 21 30 22 30 23 30 38 30 38 30 38 30 37 34 37 38 36 41 34 40 31 40 29 40 26 40 23 40 21 41 20 37 20 33 20 29 20 25 20 21 21 17 23 18 26 18 29 18 30 18 31 18 33 18 34 18 34 17 34 16 34 16 33 15 32 15 31 15 30 15 29 15 26 15 24 15 22 14 22 13 22 11 23 10 24 6 27 3 29 3 Z M 23 4 C 22 5 21 7 20 9 20 10 19 12 19 13 16 12 14 11 12 9 15 7 19 5 23 4 Z M 3 30 C 7 30 7 30 7 30 7 30 8 30 8 29 8 28 7 27 7 27 3 27 3 27 3 27 3 21 6 16 10 11 12 13 15 15 18 16 17 20 17 24 17 29 17 34 17 38 18 42 15 43 12 45 10 47 6 42 3 37 3 30 Z M 12 49 C 14 47 16 46 19 45 19 46 20 48 20 49 21 51 22 53 23 54 19 53 15 51 12 49 Z M 29 55 C 27 55 24 52 23 48 22 47 22 45 22 44 24 43 26 43 29 43 31 43 34 43 36 44 35 45 35 47 35 48 33 52 31 55 29 55 Z M 35 54 C 36 53 37 51 37 49 38 48 38 46 39 45 41 46 43 47 45 49 42 51 39 53 35 54 Z M 47 47 C 45 45 42 43 39 42 40 38 40 34 40 30 55 30 55 30 55 30 54 37 52 42 47 47 Z M 40 27 C 40 21 39 14 37 9 37 7 36 5 35 4 39 5 42 7 45 9 44 10 43 11 41 12 41 12 40 13 41 14 41 14 41 15 42 15 42 15 43 15 43 15 44 14 46 12 47 11 52 15 54 21 55 27 L 40 27 Z M 40 27 C 40 27 40 27 40 27 N"/></draw:custom-shape><draw:custom-shape draw:name="Freeform 69" draw:style-name="Mgr5" draw:text-style-name="MP6" svg:width="0.772cm" svg:height="0.75cm" svg:x="0cm" svg:y="0cm"><text:p/><draw:enhanced-geometry svg:viewBox="0 0 74 72" draw:extrusion-allowed="true" draw:glue-points="269995 101203 273745 93707 224996 26238 142497 0 41249 41231 0 138686 11250 194910 41249 236141 37499 247385 59999 269875 82499 247385 59999 224896 48749 228644 11250 138686 142497 11245 266245 97455 269995 101203 59999 236141 71249 247385 59999 258630 48749 247385 59999 236141 59999 236141 59999 236141" draw:type="non-primitive" draw:enhanced-path="M 72 27 C 73 27 74 26 73 25 71 18 66 12 60 7 53 2 46 0 38 0 28 0 18 3 11 11 4 18 0 27 0 37 0 42 1 47 3 52 5 56 8 60 11 63 10 64 10 65 10 66 10 70 13 72 16 72 19 72 22 70 22 66 22 63 19 60 16 60 15 60 14 60 13 61 7 55 3 46 3 37 3 18 19 3 38 3 53 3 66 12 71 26 71 27 72 28 72 27 Z M 16 63 C 18 63 19 65 19 66 19 68 18 69 16 69 14 69 13 68 13 66 13 65 14 63 16 63 Z M 16 63 C 16 63 16 63 16 63 N"><draw:equation draw:name="f0" draw:formula=""/><draw:equation draw:name="f1" draw:formula=""/><draw:equation draw:name="f2" draw:formula=""/><draw:equation draw:name="f3" draw:formula=""/><draw:equation draw:name="f4" draw:formula=""/><draw:equation draw:name="f5" draw:formula=""/><draw:equation draw:name="f6" draw:formula="11*cos(atan2(18,4))"/><draw:equation draw:name="f7" draw:formula="27-37"/><draw:equation draw:name="f8" draw:formula="42+1-47"/><draw:equation draw:name="f9" draw:formula="abs(52)"/><draw:equation draw:name="f10" draw:formula="atan2(11,60)/(pi/180)"/><draw:equation draw:name="f11" draw:formula="64*cos(10*(pi/180))"/><draw:equation draw:name="f12" draw:formula="66*cos(10*(pi/180))"/><draw:equation draw:name="f13" draw:formula="sqrt(72)"/><draw:equation draw:name="f14" draw:formula=""/><draw:equation draw:name="f15" draw:formula=""/><draw:equation draw:name="f16" draw:formula=""/><draw:equation draw:name="f17" draw:formula="60*sqrt(1-(60/14)*(60/14))"/><draw:equation draw:name="f18" draw:formula="sqrt(61)"/><draw:equation draw:name="f19" draw:formula="abs(46)"/><draw:equation draw:name="f20" draw:formula="abs(18)"/><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69+13-68"/><draw:equation draw:name="f29" draw:formula="sqrt(66)"/><draw:equation draw:name="f30" draw:formula="63+16-63"/><draw:equation draw:name="f31" draw:formula="63*tan(16)"/><draw:equation draw:name="f32" draw:formula="63*tan(16)"/><draw:equation draw:name="f33" draw:formula=""/><draw:equation draw:name="f34" draw:formula="*8193/8193"/><draw:equation draw:name="f35" draw:formula="*8193/8193"/><draw:equation draw:name="f36" draw:formula="*8193/8193"/><draw:equation draw:name="f37" draw:formula="*8193/8193"/><draw:equation draw:name="f38" draw:formula="*/8193"/><draw:equation draw:name="f39" draw:formula="*24577/16384"/><draw:equation draw:name="f40" draw:formula="*24/32"/><draw:equation draw:name="f41" draw:formula="atan2(4,7851)/(pi/180)"/><draw:equation draw:name="f42" draw:formula="11601*4/28171"/><draw:equation draw:name="f43" draw:formula="28388*3/26238"/><draw:equation draw:name="f44" draw:formula="11425+2"/><draw:equation draw:name="f45" draw:formula="-24287--24305"/><draw:equation draw:name="f46" draw:formula="-7614"/><draw:equation draw:name="f47" draw:formula="(11250+0)/2"/><draw:equation draw:name="f48" draw:formula="(-24287+0)/2"/><draw:equation draw:name="f49" draw:formula="abs(-28037)"/><draw:equation draw:name="f50" draw:formula="abs(-5537)"/><draw:equation draw:name="f51" draw:formula="min(16963,1)"/><draw:equation draw:name="f52" draw:formula="abs(-5537)"/><draw:equation draw:name="f53" draw:formula="abs(-16787)"/><draw:equation draw:name="f54" draw:formula="abs(11250)"/><draw:equation draw:name="f55" draw:formula="(11425+2)/2"/><draw:equation draw:name="f56" draw:formula="4101+4-31919"/><draw:equation draw:name="f57" draw:formula="7851*4/-29869"/><draw:equation draw:name="f58" draw:formula="-5537*0/-26003"/><draw:equation draw:name="f59" draw:formula="abs(5713)"/><draw:equation draw:name="f60" draw:formula="abs(-5537)"/><draw:equation draw:name="f61" draw:formula="abs(-16787)"/><draw:equation draw:name="f62" draw:formula="abs(-5537)"/><draw:equation draw:name="f63" draw:formula="abs(-5537)"/><draw:equation draw:name="f64" draw:formula="abs(-5537)"/><draw:equation draw:name="f65" draw:formula="abs(24)"/></draw:enhanced-geometry></draw:custom-shape></draw:g></text:p>
            </table:table-cell>
            <table:table-cell table:style-name="Tabla4.B1" office:value-type="string">
              <text:p text:style-name="MP4"><draw:g text:anchor-type="as-char" draw:z-index="4" draw:name="Shape3" draw:style-name="Mgr1"><draw:custom-shape draw:name="Freeform 65" draw:style-name="Mgr6" draw:text-style-name="MP5" svg:width="0.586cm" svg:height="0.727cm" svg:x="0cm" svg:y="0cm"><text:p/><draw:enhanced-geometry svg:viewBox="0 0 56 70" draw:extrusion-allowed="true" draw:glue-points="105410 0 0 104648 0 123335 0 127073 7529 149497 97881 261620 105410 261620 109175 261620 199526 149497 207055 127073 207055 123335 210820 104648 105410 0 191997 123335 191997 123335 191997 123335 191997 123335 188232 142022 188232 142022 105410 242933 22588 142022 22588 142022 15059 123335 15059 123335 15059 123335 15059 123335 11294 104648 105410 14950 195761 104648 191997 123335 191997 123335 191997 123335" draw:type="non-primitive" draw:enhanced-path="M 28 0 C 12 0 0 12 0 28 0 30 0 31 0 33 0 33 0 34 0 34 1 36 1 38 2 40 5 47 12 58 26 70 27 70 27 70 28 70 28 70 29 70 29 70 44 58 50 47 53 40 54 38 55 36 55 34 55 34 55 33 55 33 56 31 56 30 56 28 56 12 43 0 28 0 Z M 51 33 C 51 33 51 33 51 33 51 33 51 33 51 33 51 33 51 33 51 33 51 35 50 37 50 38 50 38 50 38 50 38 47 45 41 55 28 65 15 55 8 45 6 38 6 38 6 38 6 38 5 37 4 35 4 33 4 33 4 33 4 33 4 33 4 33 4 33 4 33 4 33 4 33 4 31 3 29 3 28 3 15 14 4 28 4 41 4 52 15 52 28 52 29 52 31 51 33 Z M 51 33 C 51 33 51 33 51 33 N"><draw:equation draw:name="f0" draw:formula=""/><draw:equation draw:name="f1" draw:formula="12-28"/><draw:equation draw:name="f2" draw:formula="30-31"/><draw:equation draw:name="f3" draw:formula="33-33"/><draw:equation draw:name="f4" draw:formula="34-34"/><draw:equation draw:name="f5" draw:formula="36/38"/><draw:equation draw:name="f6" draw:formula="(40+5)/2"/><draw:equation draw:name="f7" draw:formula="58*sin(atan2(70,26))"/><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45*sqrt(1-(55/8)*(55/8))"/><draw:equation draw:name="f29" draw:formula="if(38,6,38)"/><draw:equation draw:name="f30" draw:formula="if(38,6,38)"/><draw:equation draw:name="f31" draw:formula="max(37,4)"/><draw:equation draw:name="f32" draw:formula="min(33,4)"/><draw:equation draw:name="f33" draw:formula="min(33,4)"/><draw:equation draw:name="f34" draw:formula="min(33,4)"/><draw:equation draw:name="f35" draw:formula="min(33,4)"/><draw:equation draw:name="f36" draw:formula="min(33,4)"/><draw:equation draw:name="f37" draw:formula="min(31,3)"/><draw:equation draw:name="f38" draw:formula="abs(28)"/><draw:equation draw:name="f39" draw:formula="4+28-4"/><draw:equation draw:name="f40" draw:formula=""/><draw:equation draw:name="f41" draw:formula=""/><draw:equation draw:name="f42" draw:formula=""/><draw:equation draw:name="f43" draw:formula=""/><draw:equation draw:name="f44" draw:formula=""/><draw:equation draw:name="f45" draw:formula=""/><draw:equation draw:name="f46" draw:formula="*8193/8193"/><draw:equation draw:name="f47" draw:formula="*8193/8193"/><draw:equation draw:name="f48" draw:formula="*8193/8193"/><draw:equation draw:name="f49" draw:formula="*/8193"/><draw:equation draw:name="f50" draw:formula="*8193/8193"/><draw:equation draw:name="f51" draw:formula="*8193/8193"/><draw:equation draw:name="f52" draw:formula="*8193/8193"/><draw:equation draw:name="f53" draw:formula="*24577/16384"/><draw:equation draw:name="f54" draw:formula="*32/48"/><draw:equation draw:name="f55" draw:formula="atan2(1,-25662)/(pi/180)"/><draw:equation draw:name="f56" draw:formula="--26424"/><draw:equation draw:name="f57" draw:formula="0*0/-7737"/><draw:equation draw:name="f58" draw:formula="0*0/-3999"/><draw:equation draw:name="f59" draw:formula="7529*0/18425"/><draw:equation draw:name="f60" draw:formula="(32345+1)/2"/><draw:equation draw:name="f61" draw:formula="abs(-25662)"/><draw:equation draw:name="f62" draw:formula="abs(-21897)"/><draw:equation draw:name="f63" draw:formula="abs(2918)"/><draw:equation draw:name="f64" draw:formula="(10447+3)/2"/><draw:equation draw:name="f65" draw:formula="10447*3/-7737"/><draw:equation draw:name="f66" draw:formula="14212*3/-26424"/><draw:equation draw:name="f67" draw:formula="-25662"/><draw:equation draw:name="f68" draw:formula="-4611+2--7737"/><draw:equation draw:name="f69" draw:formula="-4611*2/-7737"/><draw:equation draw:name="f70" draw:formula="-4611*2/-7737"/><draw:equation draw:name="f71" draw:formula="-4611*2/-7737"/><draw:equation draw:name="f72" draw:formula="-8376*2/10950"/><draw:equation draw:name="f73" draw:formula="(-8376+2)/2"/><draw:equation draw:name="f74" draw:formula="(-25662+1)/2"/><draw:equation draw:name="f75" draw:formula="abs(22588)"/><draw:equation draw:name="f76" draw:formula="(22588+0)/2"/><draw:equation draw:name="f77" draw:formula="(15059+0)/2"/><draw:equation draw:name="f78" draw:formula="15059*0/-7737"/><draw:equation draw:name="f79" draw:formula="15059*0/-7737"/><draw:equation draw:name="f80" draw:formula="15059*0/-7737"/><draw:equation draw:name="f81" draw:formula="11294*0/-26424"/><draw:equation draw:name="f82" draw:formula="-25662/14950"/><draw:equation draw:name="f83" draw:formula="-847+2--26424"/><draw:equation draw:name="f84" draw:formula="-4611*2/-7737"/><draw:equation draw:name="f85" draw:formula="-4611*2/-7737"/><draw:equation draw:name="f86" draw:formula="-4611*2/-7737"/><draw:equation draw:name="f87" draw:formula="32*48/4"/><draw:equation draw:name="f88" draw:formula=""/><draw:equation draw:name="f89" draw:formula=""/></draw:enhanced-geometry></draw:custom-shape><draw:custom-shape draw:name="Freeform 66" draw:style-name="Mgr3" draw:text-style-name="MP5" svg:width="0.375cm" svg:height="0.375cm" svg:x="0.101cm" svg:y="0.102cm"><text:p/><draw:enhanced-geometry svg:viewBox="0 0 36 36" draw:extrusion-allowed="true" draw:glue-points="67310 0 0 67310 67310 134620 134620 67310 67310 0 67310 119662 14958 67310 67310 14958 119662 67310 67310 119662 67310 119662 67310 119662" draw:type="non-primitive" draw:enhanced-path="M 18 0 C 8 0 0 8 0 18 0 28 8 36 18 36 28 36 36 28 36 18 36 8 28 0 18 0 Z M 18 32 C 10 32 4 26 4 18 4 11 10 4 18 4 25 4 32 11 32 18 32 26 25 32 18 32 Z M 18 32 C 18 32 18 32 18 32 N"><draw:equation draw:name="f0" draw:formula=""/><draw:equation draw:name="f1" draw:formula="8-18"/><draw:equation draw:name="f2" draw:formula="28+8-36"/><draw:equation draw:name="f3" draw:formula=""/><draw:equation draw:name="f4" draw:formula=""/><draw:equation draw:name="f5" draw:formula=""/><draw:equation draw:name="f6" draw:formula=""/><draw:equation draw:name="f7" draw:formula="32*cos(4*(pi/180))"/><draw:equation draw:name="f8" draw:formula="min(18,4)"/><draw:equation draw:name="f9" draw:formula="4*cos(18*(pi/180))"/><draw:equation draw:name="f10" draw:formula=""/><draw:equation draw:name="f11" draw:formula=""/><draw:equation draw:name="f12" draw:formula=""/><draw:equation draw:name="f13" draw:formula=""/><draw:equation draw:name="f14" draw:formula=""/><draw:equation draw:name="f15" draw:formula="16384*sqrt(1-(16/2)*(16/2))"/><draw:equation draw:name="f16" draw:formula="*8193/8193"/><draw:equation draw:name="f17" draw:formula="*/8193"/><draw:equation draw:name="f18" draw:formula="*24577/16384"/><draw:equation draw:name="f19" draw:formula="*12/16"/><draw:equation draw:name="f20" draw:formula="atan2(1,1774)/(pi/180)"/><draw:equation draw:name="f21" draw:formula="-1774"/><draw:equation draw:name="f22" draw:formula="1774/3548"/><draw:equation draw:name="f23" draw:formula="(3548+2)/2"/><draw:equation draw:name="f24" draw:formula="1774"/><draw:equation draw:name="f25" draw:formula="1774+1--11410"/><draw:equation draw:name="f26" draw:formula="14958*0/1774"/><draw:equation draw:name="f27" draw:formula="1774/14958"/><draw:equation draw:name="f28" draw:formula="-11410+1-1774"/><draw:equation draw:name="f29" draw:formula="1774/-11410"/></draw:enhanced-geometry></draw:custom-shape></draw:g></text:p>
            </table:table-cell>
            <table:table-cell table:style-name="Tabla4.D1" table:number-rows-spanned="2" office:value-type="string">
              <text:p text:style-name="MP7"><text:user-field-get text:name="py3o.o.company_id.bf_report_footer">o.company_id.bf_report_footer</text:user-field-get></text:p>
            </table:table-cell>
          </table:table-row>
          <table:table-row table:style-name="Tabla4.2">
            <table:table-cell table:style-name="Tabla4.A1" office:value-type="string">
              <text:p text:style-name="MP8"><text:user-field-get text:name="py3o.o.company_id.phone">o.company_id.phone</text:user-field-get></text:p>
              <text:p text:style-name="MP8"><draw:custom-shape text:anchor-type="as-char" draw:z-index="5"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email">o.company_id.email</text:user-field-get></text:p>
              <text:p text:style-name="MP8"><text:user-field-get text:name="py3o.o.company_id.website">o.company_id.website</text:user-field-get></text:p>
              <text:p text:style-name="MP8"><draw:custom-shape text:anchor-type="as-char" draw:z-index="6" draw:name="Rectangle 74" draw:style-name="Mgr7" draw:text-style-name="MP9" svg:width="0.71cm" svg:height="0.071cm"><text:p/><draw:enhanced-geometry svg:viewBox="0 0 21600 21600" draw:type="rectangle" draw:enhanced-path="M 0 0 L 21600 0 21600 21600 0 21600 0 0 Z N"/></draw:custom-shape></text:p>
            </table:table-cell>
            <table:table-cell table:style-name="Tabla4.D1" office:value-type="string">
              <text:p text:style-name="MP8"><text:user-field-get text:name="py3o.o.company_id.bf_display_address">o.company_id.bf_display_address</text:user-field-get></text:p>
              <text:p text:style-name="MP8"><draw:custom-shape text:anchor-type="as-char" draw:z-index="7" draw:name="Rectangle 74" draw:style-name="Mgr7" draw:text-style-name="MP9" svg:width="0.71cm" svg:height="0.071cm"><text:p/><draw:enhanced-geometry svg:viewBox="0 0 21600 21600" draw:type="rectangle" draw:enhanced-path="M 0 0 L 21600 0 21600 21600 0 21600 0 0 Z N"/></draw:custom-shape></text:p>
            </table:table-cell>
            <table:covered-table-cell table:style-name="Tabla4.D1"/>
          </table:table-row>
        </table:table>
        <text:p text:style-name="MP2"/>
        <text:p text:style-name="MP3"><text:span text:style-name="MT1"><text:page-number text:select-page="current">1</text:page-number></text:span><text:span text:style-name="MT1"><text:s/></text:span><text:span text:style-name="MT2">/ </text:span><text:span text:style-name="MT2"><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0.3$Linux_X86_64 LibreOffice_project/0f246aa12d0eee4a0f7adcefbf7c878fc2238db3</meta:generator>
    <dc:date>2022-02-08T18:32:33.974932734</dc:date>
    <meta:editing-duration>P3DT1H3M19S</meta:editing-duration>
    <meta:editing-cycles>337</meta:editing-cycles>
    <meta:document-statistic meta:table-count="4" meta:image-count="2" meta:object-count="0" meta:page-count="1" meta:paragraph-count="83" meta:word-count="110" meta:character-count="1303" meta:non-whitespace-character-count="1266"/>
  </office:meta>
</office:document-meta>
</file>